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fo:margin-left="0cm" fo:margin-top="0cm" fo:margin-bottom="0cm" table:align="left" style:writing-mode="lr-tb"/>
    </style:style>
    <style:style style:name="Tabla1.A" style:family="table-column">
      <style:table-column-properties style:column-width="16.99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0c0c0" fo:padding="0.097cm" fo:border="0.25pt solid #000000">
        <style:background-image/>
      </style:table-cell-properties>
    </style:style>
    <style:style style:name="Tabla2" style:family="table">
      <style:table-properties style:width="16.999cm" fo:margin-left="0cm" fo:margin-top="0cm" fo:margin-bottom="0cm" table:align="left" style:writing-mode="lr-tb"/>
    </style:style>
    <style:style style:name="Tabla2.A" style:family="table-column">
      <style:table-column-properties style:column-width="16.99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c0c0c0" fo:padding="0.097cm" fo:border="0.25pt solid #000000">
        <style:background-image/>
      </style:table-cell-properties>
    </style:style>
    <style:style style:name="Tabla3" style:family="table">
      <style:table-properties style:width="16.999cm" fo:margin-left="0cm" fo:margin-top="0cm" fo:margin-bottom="0cm" table:align="left" style:writing-mode="lr-tb"/>
    </style:style>
    <style:style style:name="Tabla3.A" style:family="table-column">
      <style:table-column-properties style:column-width="16.999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c0c0c0" fo:padding="0.097cm" fo:border="0.25pt solid #000000">
        <style:background-image/>
      </style:table-cell-properties>
    </style:style>
    <style:style style:name="Tabla4" style:family="table">
      <style:table-properties style:width="16.999cm" fo:margin-left="0cm" fo:margin-top="0cm" fo:margin-bottom="0cm" table:align="left" style:writing-mode="lr-tb"/>
    </style:style>
    <style:style style:name="Tabla4.A" style:family="table-column">
      <style:table-column-properties style:column-width="16.99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c0c0c0" fo:padding="0.097cm" fo:border="0.25pt solid #000000">
        <style:background-image/>
      </style:table-cell-properties>
    </style:style>
    <style:style style:name="Tabla5" style:family="table">
      <style:table-properties style:width="16.999cm" fo:margin-left="0cm" fo:margin-top="0cm" fo:margin-bottom="0cm" table:align="left" style:writing-mode="lr-tb"/>
    </style:style>
    <style:style style:name="Tabla5.A" style:family="table-column">
      <style:table-column-properties style:column-width="16.999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c0c0c0" fo:padding="0.097cm" fo:border="0.25pt solid #000000">
        <style:background-image/>
      </style:table-cell-properties>
    </style:style>
    <style:style style:name="P1" style:family="paragraph" style:parent-style-name="Standard_20__28_user_29_">
      <style:paragraph-properties fo:text-align="start" style:justify-single-word="false"/>
    </style:style>
    <style:style style:name="P2" style:family="paragraph" style:parent-style-name="Standard_20__28_user_29_">
      <style:paragraph-properties fo:text-align="start" style:justify-single-word="false"/>
      <style:text-properties officeooo:paragraph-rsid="00125c30"/>
    </style:style>
    <style:style style:name="P3" style:family="paragraph" style:parent-style-name="Standard_20__28_user_29_">
      <style:text-properties style:font-name="Arial"/>
    </style:style>
    <style:style style:name="P4" style:family="paragraph" style:parent-style-name="Standard_20__28_user_29_">
      <style:paragraph-properties fo:text-align="justify" style:justify-single-word="false"/>
      <style:text-properties style:font-name="Arial"/>
    </style:style>
    <style:style style:name="P5" style:family="paragraph" style:parent-style-name="Standard_20__28_user_29_">
      <style:paragraph-properties fo:text-align="justify" style:justify-single-word="false"/>
    </style:style>
    <style:style style:name="P6" style:family="paragraph" style:parent-style-name="Standard_20__28_user_29_">
      <style:text-properties fo:color="#000000" style:font-name="Arial"/>
    </style:style>
    <style:style style:name="P7" style:family="paragraph" style:parent-style-name="Standard_20__28_user_29_">
      <style:paragraph-properties fo:text-align="justify" style:justify-single-word="false"/>
      <style:text-properties officeooo:rsid="00125c30" officeooo:paragraph-rsid="00125c30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9" style:family="paragraph" style:parent-style-name="Table_20_Contents">
      <style:text-properties style:font-name="Arial" fo:font-weight="bold" fo:background-color="#0000ff" style:font-weight-asian="bold" style:font-weight-complex="bold"/>
    </style:style>
    <style:style style:name="P10" style:family="paragraph" style:parent-style-name="Standard_20__28_user_29_" style:list-style-name="WWNum1">
      <style:paragraph-properties fo:text-align="justify" style:justify-single-word="false"/>
    </style:style>
    <style:style style:name="P11" style:family="paragraph" style:parent-style-name="Standard_20__28_user_29_">
      <style:paragraph-properties fo:text-align="justify" style:justify-single-word="false"/>
      <style:text-properties style:font-name="Arial"/>
    </style:style>
    <style:style style:name="P12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" style:family="text">
      <style:text-properties style:font-name="Arial"/>
    </style:style>
    <style:style style:name="T2" style:family="text">
      <style:text-properties style:font-name="Arial" officeooo:rsid="00125c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unciones de alto orden </text:p>
      <text:p text:style-name="P4"/>
      <text:p text:style-name="P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Ejercicio 1</text:p>
          </table:table-cell>
        </table:table-row>
      </table:table>
      <text:p text:style-name="P5"/>
      <text:p text:style-name="P5"><text:span text:style-name="article_5f_seperator"><text:span text:style-name="T1">Crear una función llamada calculo impuestos que nos calculará el valor a pagar por cada producto <text:s text:c="2"/>si sabemos que cada producto se le tiene que aplicar una tasa del 21% fijo.</text:span></text:span></text:p>
      <text:p text:style-name="P5"><text:span text:style-name="article_5f_seperator"><text:span text:style-name="T1"/></text:span></text:p>
      <text:p text:style-name="P2"><text:span text:style-name="article_5f_seperator"><text:span text:style-name="T2">l=[52,12,12,15,32,1]<text:line-break/><text:line-break/>def calculaIm(n):return n+(n*0.21)<text:line-break/><text:line-break/>print(list(map(calculaIm,l)))</text:span></text:span></text:p>
      <text:p text:style-name="P7">print(list(map(lambda n:n +n *0.21, l)))</text:p>
      <text:p text:style-name="P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>Ejercicio <text:s/>2</text:p>
          </table:table-cell>
        </table:table-row>
      </table:table>
      <text:p text:style-name="P5"><text:span text:style-name="article_5f_seperator"><text:span text:style-name="T1">Crear una función a la que le pasaremos los valores 3 5 y 10 y nos tiene que decir cuál es la media de los tres valores pasados por parámetro.</text:span></text:span></text:p>
      <text:p text:style-name="P5"><text:span text:style-name="article_5f_seperator"><text:span text:style-name="T1"/></text:span></text:p>
      <text:p text:style-name="P2"><text:span text:style-name="article_5f_seperator"><text:span text:style-name="T2">def calculaIm(n1,n2,n3):<text:line-break/> <text:s text:c="3"/>tot=n1+n2+n3<text:line-break/> <text:s text:c="3"/>tot=tot/3<text:line-break/> <text:s text:c="3"/>return tot<text:line-break/><text:line-break/><text:line-break/>print(calculaIm(5,5,5))</text:span></text:span></text:p>
      <text:p text:style-name="P2"><text:span text:style-name="article_5f_seperator"><text:span text:style-name="T2">print((lambda x,y,z:(x+y+z)/3)(3,5,10))</text:span></text:span></text:p>
      <text:p text:style-name="P1"/>
      <text:p text:style-name="P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Ejercicio <text:s/>3</text:p>
          </table:table-cell>
        </table:table-row>
      </table:table>
      <text:p text:style-name="P5"><text:span text:style-name="article_5f_seperator"><text:span text:style-name="T1">Haciendo uso de las funciones de Alto orden crear una función llamada Cuadrado que calcule el cuadrado de una lista de valores:</text:span></text:span></text:p>
      <text:list xml:id="list3150760638" text:style-name="WWNum1">
        <text:list-item>
          <text:p text:style-name="P10"><text:span text:style-name="article_5f_seperator"><text:span text:style-name="T1">Indica que función de Alto nivel has usado</text:span></text:span></text:p>
        </text:list-item>
        <text:list-item>
          <text:p text:style-name="P10"><text:span text:style-name="article_5f_seperator"><text:span text:style-name="T1">Realiza el ejercicio, los valores y la lista os lo inventáis vosotros</text:span></text:span></text:p>
        </text:list-item>
      </text:list>
      <text:p text:style-name="P8"/>
      <text:p text:style-name="P8">l=[2,5,7,-3]<text:line-break/>print(list(map(lambda x:x**2,l)))</text:p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">Ejercicio <text:s/>4</text:p>
          </table:table-cell>
        </table:table-row>
      </table:table>
      <text:p text:style-name="P5"><text:span text:style-name="article_5f_seperator"><text:span text:style-name="T1">Se nos informa que tenemos una lista como la siguiente: </text:span></text:span><text:span text:style-name="Source_20_Text"><text:span text:style-name="T1">lista5 =</text:span></text:span><text:span text:style-name="article_5f_seperator"><text:span text:style-name="T1"> </text:span></text:span><text:span text:style-name="Source_20_Text"><text:span text:style-name="T1">[-3, -2, 0, 1, 9, -5]</text:span></text:span></text:p>
      <text:p text:style-name="P5"/>
      <text:p text:style-name="P5"><text:span text:style-name="article_5f_seperator"><text:span text:style-name="T1">Queremos realizar una función llamada verdad_mentira que nos indique si cada valor de la lista cumple o no el criterio de ser menor a 0. Para ello </text:span></text:span><text:soft-page-break/><text:span text:style-name="article_5f_seperator"><text:span text:style-name="T1">debemos recurrir a las funciones de Alto orden.</text:span></text:span></text:p>
      <text:list xml:id="list200455344307566" text:continue-numbering="true" text:style-name="WWNum1">
        <text:list-item>
          <text:p text:style-name="P10"><text:span text:style-name="article_5f_seperator"><text:span text:style-name="T1">Indica que función de Alto nivel has usado</text:span></text:span></text:p>
        </text:list-item>
        <text:list-item>
          <text:p text:style-name="P10"><text:span text:style-name="article_5f_seperator"><text:span text:style-name="T1">Realiza el ejercicio</text:span></text:span></text:p>
        </text:list-item>
      </text:list>
      <text:p text:style-name="P8">import functools<text:line-break/>lista5 = [-3, -2, 0, 1, 9, -5]<text:line-break/>def verdad_mentira (n):return n&gt;0<text:line-break/>print(list(map(verdad_mentira,lista5)))</text:p>
      <text:p text:style-name="P8"/>
      <text:p text:style-name="P8">lista5 = [-3, -2, 0, 1, 9, -5]<text:line-break/>def verdad_mentira(lista5):<text:line-break/> <text:s text:c="3"/>print(list(map((lambda n:(n,"verdad")if n&gt;0 else (n,"falso")),lista5)))<text:line-break/><text:line-break/><text:line-break/>verdad_mentira(lista5)</text:p>
      <text:p text:style-name="P8"/>
      <text:p text:style-name="P8"/>
      <text:p text:style-name="P8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Ejercicio 5<text:bookmark text:name="_GoBack"/></text:p>
          </table:table-cell>
        </table:table-row>
      </table:table>
      <text:p text:style-name="P4">Suponemos tenemos una lista de nombre de personas people = ['Amy', 'Alice', 'Bobby', 'Charlie', 'Connie', 'David']. Lo que queremos que se filtre la información y quedarnos solo con los que empiezan por C</text:p>
      <text:p text:style-name="P4">Crea una función que haga lo que se te pide</text:p>
      <text:p text:style-name="P4"/>
      <text:p text:style-name="P6"/>
      <text:p text:style-name="Standard">print(list(filter(lambda x:x[0]=="C",l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rticle_5f_seperator" style:display-name="article_seperator" style:family="text" style:parent-style-name="Default_20_Paragraph_20_Font"/>
    <style:style style:name="Source_20_Text" style:display-name="Source Text" style:family="text">
      <style:text-properties style:font-name="DejaVu Sans Mono" fo:font-family="'DejaVu Sans Mono'" style:font-family-generic="roman" style:font-pitch="variable" style:font-name-asian="DejaVu Sans Mono1" style:font-family-asian="'DejaVu Sans Mono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ListLabel_20_1" style:display-name="ListLabel 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</meta:initial-creator>
    <meta:editing-cycles>3</meta:editing-cycles>
    <meta:creation-date>2018-11-14T09:12:00</meta:creation-date>
    <dc:date>2018-11-19T20:04:53.991000000</dc:date>
    <meta:editing-duration>PT27M55S</meta:editing-duration>
    <meta:generator>LibreOffice/6.1.0.3$Windows_X86_64 LibreOffice_project/efb621ed25068d70781dc026f7e9c5187a4decd1</meta:generator>
    <meta:document-statistic meta:table-count="5" meta:image-count="0" meta:object-count="0" meta:page-count="2" meta:paragraph-count="25" meta:word-count="283" meta:character-count="1858" meta:non-whitespace-character-count="15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